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" table:style-name="ta1">
        <table:shapes>
          <draw:frame draw:z-index="0" draw:style-name="gr1" draw:text-style-name="P1" svg:width="15.253cm" svg:height="9.005cm" svg:x="0.193cm" svg:y="3.107cm">
            <draw:object draw:notify-on-update-of-ranges="Total.A1:Total.A1 Total.B1:Total.O1 Total.A2:Total.A2 Total.B2:Total.O2 Total.A3:Total.A3 Total.B3:Total.O3 Total.A4:Total.A4 Total.B4:Total.O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998cm" svg:height="11.847cm" svg:x="17.841cm" svg:y="3.506cm">
            <draw:object draw:notify-on-update-of-ranges="Total.A1:Total.A1 Total.B1:Total.O1 Total.A3:Total.A3 Total.B3:Total.O3 Total.A4:Total.A4 Total.B4:Total.O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0cm" svg:y="12.451cm">
            <draw:object draw:notify-on-update-of-ranges="Total.A1:Total.A1 Total.B1:Total.O1 Total.A3:Total.A3 Total.B3:Total.O3 Total.A4:Total.A4 Total.B4:Total.O4 Total.A5:Total.A5 Total.B5:Total.O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cm" svg:y="24.749cm">
            <draw:object draw:notify-on-update-of-ranges="Total.A1:Total.A1 Total.B1:Total.O1 Total.A2:Total.A2 Total.B2:Total.O2 Total.A5:Total.A5 Total.B5:Total.O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4.775cm" svg:height="9.031cm" svg:x="0cm" svg:y="34.876cm">
            <draw:object draw:notify-on-update-of-ranges="Total.A1:Total.A1 Total.B1:Total.O1 Total.A2:Total.A2 Total.B2:Total.O2 Total.A5:Total.A5 Total.B5:Total.O5 Total.A6:Total.A6 Total.B6:Total.O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T1-Plain_pub</text:p>
          </table:table-cell>
          <table:table-cell office:value-type="string" calcext:value-type="string">
            <text:p>T1-Plain_sub</text:p>
          </table:table-cell>
          <table:table-cell office:value-type="string" calcext:value-type="string">
            <text:p>T1-Encrypt_pub</text:p>
          </table:table-cell>
          <table:table-cell office:value-type="string" calcext:value-type="string">
            <text:p>T1-Decrypt_sub</text:p>
          </table:table-cell>
          <table:table-cell/>
          <table:table-cell office:value-type="string" calcext:value-type="string">
            <text:p>T2-Plain_pub</text:p>
          </table:table-cell>
          <table:table-cell office:value-type="string" calcext:value-type="string">
            <text:p>T2-Plain_sub</text:p>
          </table:table-cell>
          <table:table-cell table:style-name="ce1" office:value-type="string" calcext:value-type="string">
            <text:p>T2-Encrypt_pub</text:p>
          </table:table-cell>
          <table:table-cell office:value-type="string" calcext:value-type="string">
            <text:p>T2-Decrypt_sub</text:p>
          </table:table-cell>
          <table:table-cell/>
          <table:table-cell office:value-type="string" calcext:value-type="string">
            <text:p>T3-Plain_pub</text:p>
          </table:table-cell>
          <table:table-cell office:value-type="string" calcext:value-type="string">
            <text:p>T3-Plain_subs</text:p>
          </table:table-cell>
          <table:table-cell table:style-name="ce1" office:value-type="string" calcext:value-type="string">
            <text:p>T3-Encrypt_pub</text:p>
          </table:table-cell>
          <table:table-cell office:value-type="string" calcext:value-type="string">
            <text:p>T3-Decrypt_pub</text:p>
          </table:table-cell>
        </table:table-row>
        <table:table-row table:style-name="ro1">
          <table:table-cell office:value-type="string" calcext:value-type="string">
            <text:p>Time (running)</text:p>
          </table:table-cell>
          <table:table-cell office:value-type="float" office:value="33.787" calcext:value-type="float">
            <text:p>33.787</text:p>
          </table:table-cell>
          <table:table-cell office:value-type="float" office:value="32.822" calcext:value-type="float">
            <text:p>32.822</text:p>
          </table:table-cell>
          <table:table-cell office:value-type="float" office:value="35.875" calcext:value-type="float">
            <text:p>35.875</text:p>
          </table:table-cell>
          <table:table-cell office:value-type="float" office:value="34.828" calcext:value-type="float">
            <text:p>34.828</text:p>
          </table:table-cell>
          <table:table-cell/>
          <table:table-cell office:value-type="float" office:value="33.299" calcext:value-type="float">
            <text:p>33.299</text:p>
          </table:table-cell>
          <table:table-cell office:value-type="float" office:value="32.589" calcext:value-type="float">
            <text:p>32.589</text:p>
          </table:table-cell>
          <table:table-cell office:value-type="float" office:value="36.111" calcext:value-type="float">
            <text:p>36.111</text:p>
          </table:table-cell>
          <table:table-cell office:value-type="float" office:value="34.38" calcext:value-type="float">
            <text:p>34.38</text:p>
          </table:table-cell>
          <table:table-cell/>
          <table:table-cell office:value-type="float" office:value="32.837" calcext:value-type="float">
            <text:p>32.837</text:p>
          </table:table-cell>
          <table:table-cell office:value-type="float" office:value="32.99" calcext:value-type="float">
            <text:p>32.99</text:p>
          </table:table-cell>
          <table:table-cell office:value-type="float" office:value="39.324" calcext:value-type="float">
            <text:p>39.324</text:p>
          </table:table-cell>
          <table:table-cell office:value-type="float" office:value="37.915" calcext:value-type="float">
            <text:p>37.915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1.456" calcext:value-type="float">
            <text:p>1.456</text:p>
          </table:table-cell>
          <table:table-cell office:value-type="float" office:value="1.12" calcext:value-type="float">
            <text:p>1.12</text:p>
          </table:table-cell>
          <table:table-cell office:value-type="float" office:value="24.5" calcext:value-type="float">
            <text:p>24.5</text:p>
          </table:table-cell>
          <table:table-cell office:value-type="float" office:value="20.636" calcext:value-type="float">
            <text:p>20.636</text:p>
          </table:table-cell>
          <table:table-cell/>
          <table:table-cell office:value-type="float" office:value="2.308" calcext:value-type="float">
            <text:p>2.308</text:p>
          </table:table-cell>
          <table:table-cell office:value-type="float" office:value="0.904" calcext:value-type="float">
            <text:p>0.904</text:p>
          </table:table-cell>
          <table:table-cell office:value-type="float" office:value="35.384" calcext:value-type="float">
            <text:p>35.384</text:p>
          </table:table-cell>
          <table:table-cell office:value-type="float" office:value="30.74" calcext:value-type="float">
            <text:p>30.74</text:p>
          </table:table-cell>
          <table:table-cell/>
          <table:table-cell office:value-type="float" office:value="4.552" calcext:value-type="float">
            <text:p>4.552</text:p>
          </table:table-cell>
          <table:table-cell office:value-type="float" office:value="0.676" calcext:value-type="float">
            <text:p>0.676</text:p>
          </table:table-cell>
          <table:table-cell office:value-type="float" office:value="39.156" calcext:value-type="float">
            <text:p>39.156</text:p>
          </table:table-cell>
          <table:table-cell office:value-type="float" office:value="33.712" calcext:value-type="float">
            <text:p>33.712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0.012" calcext:value-type="float">
            <text:p>0.012</text:p>
          </table:table-cell>
          <table:table-cell office:value-type="float" office:value="0.616" calcext:value-type="float">
            <text:p>0.6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0.352" calcext:value-type="float">
            <text:p>0.352</text:p>
          </table:table-cell>
          <table:table-cell office:value-type="float" office:value="0.388" calcext:value-type="float">
            <text:p>0.3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304" calcext:value-type="float">
            <text:p>0.3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Time (CPU Plain)</text:p>
          </table:table-cell>
          <table:table-cell table:formula="of:=SUM([.B3:.B4])" office:value-type="float" office:value="1.468" calcext:value-type="float">
            <text:p>1.468</text:p>
          </table:table-cell>
          <table:table-cell table:formula="of:=SUM([.C3:.C4])" office:value-type="float" office:value="1.736" calcext:value-type="float">
            <text:p>1.736</text:p>
          </table:table-cell>
          <table:table-cell table:formula="of:=SUM([.D3:.D4])" office:value-type="float" office:value="24.604" calcext:value-type="float">
            <text:p>24.604</text:p>
          </table:table-cell>
          <table:table-cell table:formula="of:=SUM([.E3:.E4])" office:value-type="float" office:value="20.724" calcext:value-type="float">
            <text:p>20.724</text:p>
          </table:table-cell>
          <table:table-cell/>
          <table:table-cell table:formula="of:=SUM([.G3:.G4])" office:value-type="float" office:value="2.66" calcext:value-type="float">
            <text:p>2.66</text:p>
          </table:table-cell>
          <table:table-cell table:formula="of:=SUM([.H3:.H4])" office:value-type="float" office:value="1.292" calcext:value-type="float">
            <text:p>1.292</text:p>
          </table:table-cell>
          <table:table-cell table:formula="of:=SUM([.I3:.I4])" office:value-type="float" office:value="35.568" calcext:value-type="float">
            <text:p>35.568</text:p>
          </table:table-cell>
          <table:table-cell table:formula="of:=SUM([.J3:.J4])" office:value-type="float" office:value="30.836" calcext:value-type="float">
            <text:p>30.836</text:p>
          </table:table-cell>
          <table:table-cell/>
          <table:table-cell table:formula="of:=SUM([.L3:.L4])" office:value-type="float" office:value="4.732" calcext:value-type="float">
            <text:p>4.732</text:p>
          </table:table-cell>
          <table:table-cell table:formula="of:=SUM([.M3:.M4])" office:value-type="float" office:value="0.98" calcext:value-type="float">
            <text:p>0.98</text:p>
          </table:table-cell>
          <table:table-cell table:formula="of:=SUM([.N3:.N4])" office:value-type="float" office:value="39.268" calcext:value-type="float">
            <text:p>39.268</text:p>
          </table:table-cell>
          <table:table-cell table:formula="of:=SUM([.O3:.O4])" office:value-type="float" office:value="33.808" calcext:value-type="float">
            <text:p>33.808</text:p>
          </table:table-cell>
        </table:table-row>
        <table:table-row table:style-name="ro1">
          <table:table-cell table:style-name="ce1" office:value-type="string" calcext:value-type="string">
            <text:p>Time (CPU Enc/Dec)</text:p>
          </table:table-cell>
          <table:table-cell table:number-columns-repeated="14"/>
        </table:table-row>
      </table:table>
      <table:table table:name="Hello World" table:style-name="ta1">
        <table:shapes>
          <draw:frame draw:z-index="0" draw:style-name="gr1" draw:text-style-name="P1" svg:width="15.999cm" svg:height="8.999cm" svg:x="0cm" svg:y="42.494cm">
            <draw:object draw:notify-on-update-of-ranges="'Hello World'.A1:'Hello World'.A1 'Hello World'.B1:'Hello World'.E1 'Hello World'.A2:'Hello World'.A2 'Hello World'.B2:'Hello World'.E2 'Hello World'.A3:'Hello World'.A3 'Hello World'.B3:'Hello World'.E3 'Hello World'.A4:'Hello World'.A4 'Hello World'.B4:'Hello World'.E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cm" svg:y="12.212cm">
            <draw:object draw:notify-on-update-of-ranges="'Hello World'.A1:'Hello World'.A1 'Hello World'.B1:'Hello World'.E1 'Hello World'.A3:'Hello World'.A3 'Hello World'.B3:'Hello World'.E3 'Hello World'.A4:'Hello World'.A4 'Hello World'.B4:'Hello World'.E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583cm" svg:height="8.999cm" svg:x="0cm" svg:y="22.2cm">
            <draw:object draw:notify-on-update-of-ranges="'Hello World'.A1:'Hello World'.A1 'Hello World'.B1:'Hello World'.E1 'Hello World'.A3:'Hello World'.A3 'Hello World'.B3:'Hello World'.E3 'Hello World'.A4:'Hello World'.A4 'Hello World'.B4:'Hello World'.E4 'Hello World'.A5:'Hello World'.A5 'Hello World'.B5:'Hello World'.E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0.019cm" svg:y="31.921cm">
            <draw:object draw:notify-on-update-of-ranges="'Hello World'.A1:'Hello World'.A1 'Hello World'.B1:'Hello World'.E1 'Hello World'.A2:'Hello World'.A2 'Hello World'.B2:'Hello World'.E2 'Hello World'.A5:'Hello World'.A5 'Hello World'.B5:'Hello World'.E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lain-Pub</text:p>
          </table:table-cell>
          <table:table-cell office:value-type="string" calcext:value-type="string">
            <text:p>Plain-Subs</text:p>
          </table:table-cell>
          <table:table-cell office:value-type="string" calcext:value-type="string">
            <text:p>Encrypt-Pub</text:p>
          </table:table-cell>
          <table:table-cell office:value-type="string" calcext:value-type="string">
            <text:p>Decrypt-Subs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T real</text:p>
          </table:table-cell>
          <table:table-cell office:value-type="float" office:value="34.491" calcext:value-type="float">
            <text:p>34.491</text:p>
          </table:table-cell>
          <table:table-cell office:value-type="float" office:value="34.484" calcext:value-type="float">
            <text:p>34.484</text:p>
          </table:table-cell>
          <table:table-cell office:value-type="float" office:value="36.882" calcext:value-type="float">
            <text:p>36.882</text:p>
          </table:table-cell>
          <table:table-cell office:value-type="float" office:value="34.995" calcext:value-type="float">
            <text:p>34.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348" calcext:value-type="float">
            <text:p>0.348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0.024" calcext:value-type="float">
            <text:p>0.024</text:p>
          </table:table-cell>
          <table:table-cell office:value-type="float" office:value="0.08" calcext:value-type="float">
            <text:p>0.0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6" calcext:value-type="float">
            <text:p>0.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CPU</text:p>
          </table:table-cell>
          <table:table-cell table:formula="of:=SUM([.B3:.B4])" office:value-type="float" office:value="0.208" calcext:value-type="float">
            <text:p>0.208</text:p>
          </table:table-cell>
          <table:table-cell table:formula="of:=SUM([.C3:.C4])" office:value-type="float" office:value="0.276" calcext:value-type="float">
            <text:p>0.276</text:p>
          </table:table-cell>
          <table:table-cell table:formula="of:=SUM([.D3:.D4])" office:value-type="float" office:value="0.412" calcext:value-type="float">
            <text:p>0.412</text:p>
          </table:table-cell>
          <table:table-cell table:formula="of:=SUM([.E3:.E4])" office:value-type="float" office:value="0.296" calcext:value-type="float">
            <text:p>0.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centage</text:p>
          </table:table-cell>
          <table:table-cell table:formula="of:=[.B5]*100/[.B2]" office:value-type="float" office:value="0.603055869647154" calcext:value-type="float">
            <text:p>0.6030558696</text:p>
          </table:table-cell>
          <table:table-cell table:formula="of:=[.C5]*100/[.C2]" office:value-type="float" office:value="0.800371186637281" calcext:value-type="float">
            <text:p>0.8003711866</text:p>
          </table:table-cell>
          <table:table-cell table:formula="of:=[.D5]*100/[.D2]" office:value-type="float" office:value="1.11707608047286" calcext:value-type="float">
            <text:p>1.1170760805</text:p>
          </table:table-cell>
          <table:table-cell table:formula="of:=[.E5]*100/[.E2]" office:value-type="float" office:value="0.845835119302758" calcext:value-type="float">
            <text:p>0.8458351193</text:p>
          </table:table-cell>
          <table:table-cell table:number-columns-repeated="9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9:47:35.153239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 </meta:initial-creator>
    <meta:creation-date>2016-04-15T17:36:48</meta:creation-date>
    <dc:date>2016-04-19T20:19:41.581922188</dc:date>
    <meta:editing-duration>PT2H47M7S</meta:editing-duration>
    <meta:editing-cycles>9</meta:editing-cycles>
    <meta:generator>LibreOffice/4.2.8.2$Linux_X86_64 LibreOffice_project/420m0$Build-2</meta:generator>
    <meta:document-statistic meta:table-count="3" meta:cell-count="9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33333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54cm" svg:height="9.006cm" xlink:href=".." xlink:type="simple" chart:class="chart:bar" chart:style-name="ch1">
        <chart:legend svg:x="1.453cm" svg:y="0.379cm" style:legend-expansion="custom" chartooo:width="5.052cm" chartooo:height="0.719cm" style:legend-expansion-aspect-ratio="7.02642559109875" chart:style-name="ch2"/>
        <chart:plot-area chart:style-name="ch3" table:cell-range-address="Total.A1:Total.O4" chart:data-source-has-labels="both" svg:x="0.427cm" svg:y="0.179cm" svg:width="14.521cm" svg:height="8.814cm">
          <chartooo:coordinate-region svg:x="1.512cm" svg:y="0.378cm" svg:width="13.436cm" svg:height="6.363cm"/>
          <chart:axis chart:dimension="x" chart:name="primary-x" chart:style-name="ch4" chartooo:axis-type="auto">
            <chartooo:date-scale/>
            <chart:categories table:cell-range-address="Total.B1:Total.O1"/>
          </chart:axis>
          <chart:axis chart:dimension="y" chart:name="primary-y" chart:style-name="ch5">
            <chart:title svg:x="0.251cm" svg:y="4.555cm" chart:style-name="ch6">
              <text:p>Seconds</text:p>
            </chart:title>
            <chart:grid chart:style-name="ch7" chart:class="major"/>
          </chart:axis>
          <chart:series chart:style-name="ch8" chart:values-cell-range-address="Total.B2:Total.O2" chart:label-cell-address="Total.A2:Total.A2" chart:class="chart:bar">
            <chart:data-point chart:repeated="14"/>
          </chart:series>
          <chart:series chart:style-name="ch9" chart:values-cell-range-address="Total.B3:Total.O3" chart:label-cell-address="Total.A3:Total.A3" chart:class="chart:bar">
            <chart:data-point chart:repeated="14"/>
          </chart:series>
          <chart:series chart:style-name="ch10" chart:values-cell-range-address="Total.B4:Total.O4" chart:label-cell-address="Total.A4:Total.A4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-Plain_pub</text:p>
                <draw:g>
                  <svg:desc>Total.B1:Total.O1</svg:desc>
                </draw:g>
              </table:table-cell>
              <table:table-cell office:value-type="string">
                <text:p>T1-Plain_sub</text:p>
              </table:table-cell>
              <table:table-cell office:value-type="string">
                <text:p>T1-Encrypt_pub</text:p>
              </table:table-cell>
              <table:table-cell office:value-type="string">
                <text:p>T1-Decrypt_sub</text:p>
              </table:table-cell>
              <table:table-cell office:value-type="string">
                <text:p/>
              </table:table-cell>
              <table:table-cell office:value-type="string">
                <text:p>T2-Plain_pub</text:p>
              </table:table-cell>
              <table:table-cell office:value-type="string">
                <text:p>T2-Plain_sub</text:p>
              </table:table-cell>
              <table:table-cell office:value-type="string">
                <text:p>T2-Encrypt_pub</text:p>
              </table:table-cell>
              <table:table-cell office:value-type="string">
                <text:p>T2-Decrypt_sub</text:p>
              </table:table-cell>
              <table:table-cell office:value-type="string">
                <text:p/>
              </table:table-cell>
              <table:table-cell office:value-type="string">
                <text:p>T3-Plain_pub</text:p>
              </table:table-cell>
              <table:table-cell office:value-type="string">
                <text:p>T3-Plain_subs</text:p>
              </table:table-cell>
              <table:table-cell office:value-type="string">
                <text:p>T3-Encrypt_pub</text:p>
              </table:table-cell>
              <table:table-cell office:value-type="string">
                <text:p>T3-Decrypt_pub</text:p>
              </table:table-cell>
            </table:table-row>
          </table:table-header-rows>
          <table:table-rows>
            <table:table-row>
              <table:table-cell office:value-type="string">
                <text:p>Time (running)</text:p>
                <draw:g>
                  <svg:desc>Total.A2:Total.A2</svg:desc>
                </draw:g>
              </table:table-cell>
              <table:table-cell office:value-type="float" office:value="33.787">
                <text:p>33.787</text:p>
                <draw:g>
                  <svg:desc>Total.B2:Total.O2</svg:desc>
                </draw:g>
              </table:table-cell>
              <table:table-cell office:value-type="float" office:value="32.822">
                <text:p>32.822</text:p>
              </table:table-cell>
              <table:table-cell office:value-type="float" office:value="35.875">
                <text:p>35.875</text:p>
              </table:table-cell>
              <table:table-cell office:value-type="float" office:value="34.828">
                <text:p>34.828</text:p>
              </table:table-cell>
              <table:table-cell office:value-type="float" office:value="NaN">
                <text:p>NaN</text:p>
              </table:table-cell>
              <table:table-cell office:value-type="float" office:value="33.299">
                <text:p>33.299</text:p>
              </table:table-cell>
              <table:table-cell office:value-type="float" office:value="32.589">
                <text:p>32.589</text:p>
              </table:table-cell>
              <table:table-cell office:value-type="float" office:value="36.111">
                <text:p>36.111</text:p>
              </table:table-cell>
              <table:table-cell office:value-type="float" office:value="34.38">
                <text:p>34.38</text:p>
              </table:table-cell>
              <table:table-cell office:value-type="float" office:value="NaN">
                <text:p>NaN</text:p>
              </table:table-cell>
              <table:table-cell office:value-type="float" office:value="32.837">
                <text:p>32.837</text:p>
              </table:table-cell>
              <table:table-cell office:value-type="float" office:value="32.99">
                <text:p>32.99</text:p>
              </table:table-cell>
              <table:table-cell office:value-type="float" office:value="39.324">
                <text:p>39.324</text:p>
              </table:table-cell>
              <table:table-cell office:value-type="float" office:value="37.915">
                <text:p>37.915</text:p>
              </table:table-cell>
            </table:table-row>
            <table:table-row>
              <table:table-cell office:value-type="string">
                <text:p>user</text:p>
                <draw:g>
                  <svg:desc>Total.A3:Total.A3</svg:desc>
                </draw:g>
              </table:table-cell>
              <table:table-cell office:value-type="float" office:value="1.456">
                <text:p>1.456</text:p>
                <draw:g>
                  <svg:desc>Total.B3:Total.O3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24.5">
                <text:p>24.5</text:p>
              </table:table-cell>
              <table:table-cell office:value-type="float" office:value="20.636">
                <text:p>20.636</text:p>
              </table:table-cell>
              <table:table-cell office:value-type="float" office:value="NaN">
                <text:p>NaN</text:p>
              </table:table-cell>
              <table:table-cell office:value-type="float" office:value="2.308">
                <text:p>2.308</text:p>
              </table:table-cell>
              <table:table-cell office:value-type="float" office:value="0.904">
                <text:p>0.904</text:p>
              </table:table-cell>
              <table:table-cell office:value-type="float" office:value="35.384">
                <text:p>35.384</text:p>
              </table:table-cell>
              <table:table-cell office:value-type="float" office:value="30.74">
                <text:p>30.74</text:p>
              </table:table-cell>
              <table:table-cell office:value-type="float" office:value="NaN">
                <text:p>NaN</text:p>
              </table:table-cell>
              <table:table-cell office:value-type="float" office:value="4.552">
                <text:p>4.552</text:p>
              </table:table-cell>
              <table:table-cell office:value-type="float" office:value="0.676">
                <text:p>0.676</text:p>
              </table:table-cell>
              <table:table-cell office:value-type="float" office:value="39.156">
                <text:p>39.156</text:p>
              </table:table-cell>
              <table:table-cell office:value-type="float" office:value="33.712">
                <text:p>33.712</text:p>
              </table:table-cell>
            </table:table-row>
            <table:table-row>
              <table:table-cell office:value-type="string">
                <text:p>sys</text:p>
                <draw:g>
                  <svg:desc>Total.A4:Total.A4</svg:desc>
                </draw:g>
              </table:table-cell>
              <table:table-cell office:value-type="float" office:value="0.012">
                <text:p>0.012</text:p>
                <draw:g>
                  <svg:desc>Total.B4:Total.O4</svg:desc>
                </draw:g>
              </table:table-cell>
              <table:table-cell office:value-type="float" office:value="0.616">
                <text:p>0.616</text:p>
              </table:table-cell>
              <table:table-cell office:value-type="float" office:value="0.104">
                <text:p>0.104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0.352">
                <text:p>0.352</text:p>
              </table:table-cell>
              <table:table-cell office:value-type="float" office:value="0.388">
                <text:p>0.388</text:p>
              </table:table-cell>
              <table:table-cell office:value-type="float" office:value="0.184">
                <text:p>0.184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304">
                <text:p>0.304</text:p>
              </table:table-cell>
              <table:table-cell office:value-type="float" office:value="0.112">
                <text:p>0.112</text:p>
              </table:table-cell>
              <table:table-cell office:value-type="float" office:value="0.096">
                <text:p>0.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15cm" svg:y="0.185cm" style:legend-expansion="wide" chart:style-name="ch2"/>
        <chart:plot-area chart:style-name="ch3" table:cell-range-address="'Hello World'.A1:'Hello World'.E4" chart:data-source-has-labels="both" svg:x="0.32cm" svg:y="0.963cm" svg:width="15.36cm" svg:height="7.857cm">
          <chartooo:coordinate-region svg:x="0.941cm" svg:y="1.162cm" svg:width="14.739cm" svg:height="7.011cm"/>
          <chart:axis chart:dimension="x" chart:name="primary-x" chart:style-name="ch4" chartooo:axis-type="auto">
            <chartooo:date-scale/>
            <chart:categories table:cell-range-address="'Hello World'.B1:'Hello World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ello World'.B2:'Hello World'.E2" chart:label-cell-address="'Hello World'.A2:'Hello World'.A2" chart:class="chart:bar">
            <chart:data-point chart:repeated="4"/>
          </chart:series>
          <chart:series chart:style-name="ch8" chart:values-cell-range-address="'Hello World'.B3:'Hello World'.E3" chart:label-cell-address="'Hello World'.A3:'Hello World'.A3" chart:class="chart:bar">
            <chart:data-point chart:repeated="4"/>
          </chart:series>
          <chart:series chart:style-name="ch9" chart:values-cell-range-address="'Hello World'.B4:'Hello World'.E4" chart:label-cell-address="'Hello World'.A4:'Hello World'.A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-Pub</text:p>
                <draw:g>
                  <svg:desc>'Hello World'.B1:'Hello World'.E1</svg:desc>
                </draw:g>
              </table:table-cell>
              <table:table-cell office:value-type="string">
                <text:p>Plain-Subs</text:p>
              </table:table-cell>
              <table:table-cell office:value-type="string">
                <text:p>Encrypt-Pub</text:p>
              </table:table-cell>
              <table:table-cell office:value-type="string">
                <text:p>Decrypt-Subs</text:p>
              </table:table-cell>
            </table:table-row>
          </table:table-header-rows>
          <table:table-rows>
            <table:table-row>
              <table:table-cell office:value-type="string">
                <text:p>T real</text:p>
                <draw:g>
                  <svg:desc>'Hello World'.A2:'Hello World'.A2</svg:desc>
                </draw:g>
              </table:table-cell>
              <table:table-cell office:value-type="float" office:value="34.491">
                <text:p>34.491</text:p>
                <draw:g>
                  <svg:desc>'Hello World'.B2:'Hello World'.E2</svg:desc>
                </draw:g>
              </table:table-cell>
              <table:table-cell office:value-type="float" office:value="34.484">
                <text:p>34.484</text:p>
              </table:table-cell>
              <table:table-cell office:value-type="float" office:value="36.882">
                <text:p>36.882</text:p>
              </table:table-cell>
              <table:table-cell office:value-type="float" office:value="34.995">
                <text:p>34.995</text:p>
              </table:table-cell>
            </table:table-row>
            <table:table-row>
              <table:table-cell office:value-type="string">
                <text:p>user</text:p>
                <draw:g>
                  <svg:desc>'Hello World'.A3:'Hello World'.A3</svg:desc>
                </draw:g>
              </table:table-cell>
              <table:table-cell office:value-type="float" office:value="0.184">
                <text:p>0.184</text:p>
                <draw:g>
                  <svg:desc>'Hello World'.B3:'Hello World'.E3</svg:desc>
                </draw:g>
              </table:table-cell>
              <table:table-cell office:value-type="float" office:value="0.196">
                <text:p>0.196</text:p>
              </table:table-cell>
              <table:table-cell office:value-type="float" office:value="0.348">
                <text:p>0.3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sys</text:p>
                <draw:g>
                  <svg:desc>'Hello World'.A4:'Hello World'.A4</svg:desc>
                </draw:g>
              </table:table-cell>
              <table:table-cell office:value-type="float" office:value="0.024">
                <text:p>0.024</text:p>
                <draw:g>
                  <svg:desc>'Hello World'.B4:'Hello World'.E4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33333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613cm" svg:y="0.503cm" style:legend-expansion="custom" chartooo:width="2.307cm" chartooo:height="0.598cm" style:legend-expansion-aspect-ratio="3.85785953177258" chart:style-name="ch2"/>
        <chart:plot-area chart:style-name="ch3" table:cell-range-address="'Hello World'.A1:'Hello World'.E1 'Hello World'.A3:'Hello World'.E4" chart:data-source-has-labels="both" svg:x="0.681cm" svg:y="0.178cm" svg:width="14.993cm" svg:height="8.637cm">
          <chartooo:coordinate-region svg:x="1.593cm" svg:y="0.377cm" svg:width="14.081cm" svg:height="7.791cm"/>
          <chart:axis chart:dimension="x" chart:name="primary-x" chart:style-name="ch4" chartooo:axis-type="auto">
            <chartooo:date-scale/>
            <chart:categories table:cell-range-address="'Hello World'.B1:'Hello World'.E1"/>
          </chart:axis>
          <chart:axis chart:dimension="y" chart:name="primary-y" chart:style-name="ch5">
            <chart:title svg:x="0.176cm" svg:y="5.19cm" chart:style-name="ch6">
              <text:p>Seconds</text:p>
            </chart:title>
            <chart:grid chart:style-name="ch7" chart:class="major"/>
          </chart:axis>
          <chart:series chart:style-name="ch8" chart:values-cell-range-address="'Hello World'.B3:'Hello World'.E3" chart:label-cell-address="'Hello World'.A3:'Hello World'.A3" chart:class="chart:bar">
            <chart:data-point chart:repeated="2"/>
            <chart:data-point chart:style-name="ch9" chart:repeated="2"/>
          </chart:series>
          <chart:series chart:style-name="ch10" chart:values-cell-range-address="'Hello World'.B4:'Hello World'.E4" chart:label-cell-address="'Hello World'.A4:'Hello World'.A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-Pub</text:p>
                <draw:g>
                  <svg:desc>'Hello World'.B1:'Hello World'.E1</svg:desc>
                </draw:g>
              </table:table-cell>
              <table:table-cell office:value-type="string">
                <text:p>Plain-Subs</text:p>
              </table:table-cell>
              <table:table-cell office:value-type="string">
                <text:p>Encrypt-Pub</text:p>
              </table:table-cell>
              <table:table-cell office:value-type="string">
                <text:p>Decrypt-Subs</text:p>
              </table:table-cell>
            </table:table-row>
          </table:table-header-rows>
          <table:table-rows>
            <table:table-row>
              <table:table-cell office:value-type="string">
                <text:p>user</text:p>
                <draw:g>
                  <svg:desc>'Hello World'.A3:'Hello World'.A3</svg:desc>
                </draw:g>
              </table:table-cell>
              <table:table-cell office:value-type="float" office:value="0.184">
                <text:p>0.184</text:p>
                <draw:g>
                  <svg:desc>'Hello World'.B3:'Hello World'.E3</svg:desc>
                </draw:g>
              </table:table-cell>
              <table:table-cell office:value-type="float" office:value="0.196">
                <text:p>0.196</text:p>
              </table:table-cell>
              <table:table-cell office:value-type="float" office:value="0.348">
                <text:p>0.3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sys</text:p>
                <draw:g>
                  <svg:desc>'Hello World'.A4:'Hello World'.A4</svg:desc>
                </draw:g>
              </table:table-cell>
              <table:table-cell office:value-type="float" office:value="0.024">
                <text:p>0.024</text:p>
                <draw:g>
                  <svg:desc>'Hello World'.B4:'Hello World'.E4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33333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84cm" svg:height="9cm" xlink:href=".." xlink:type="simple" chart:class="chart:bar" chart:style-name="ch1">
        <chart:legend svg:x="1.595cm" svg:y="0.527cm" style:legend-expansion="custom" chartooo:width="3.144cm" chartooo:height="0.637cm" style:legend-expansion-aspect-ratio="4.93563579277865" chart:style-name="ch2"/>
        <chart:plot-area chart:style-name="ch3" table:cell-range-address="'Hello World'.A1:'Hello World'.E1 'Hello World'.A3:'Hello World'.E5" chart:data-source-has-labels="both" svg:x="0.311cm" svg:y="0.18cm" svg:width="14.962cm" svg:height="8.64cm">
          <chartooo:coordinate-region svg:x="1.223cm" svg:y="0.38cm" svg:width="14.05cm" svg:height="7.793cm"/>
          <chart:axis chart:dimension="x" chart:name="primary-x" chart:style-name="ch4" chartooo:axis-type="auto">
            <chartooo:date-scale/>
            <chart:categories table:cell-range-address="'Hello World'.B1:'Hello World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ello World'.B3:'Hello World'.E3" chart:label-cell-address="'Hello World'.A3:'Hello World'.A3" chart:class="chart:bar">
            <chart:data-point chart:repeated="4"/>
          </chart:series>
          <chart:series chart:style-name="ch8" chart:values-cell-range-address="'Hello World'.B4:'Hello World'.E4" chart:label-cell-address="'Hello World'.A4:'Hello World'.A4" chart:class="chart:bar">
            <chart:data-point chart:repeated="4"/>
          </chart:series>
          <chart:series chart:style-name="ch9" chart:values-cell-range-address="'Hello World'.B5:'Hello World'.E5" chart:label-cell-address="'Hello World'.A5:'Hello World'.A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-Pub</text:p>
                <draw:g>
                  <svg:desc>'Hello World'.B1:'Hello World'.E1</svg:desc>
                </draw:g>
              </table:table-cell>
              <table:table-cell office:value-type="string">
                <text:p>Plain-Subs</text:p>
              </table:table-cell>
              <table:table-cell office:value-type="string">
                <text:p>Encrypt-Pub</text:p>
              </table:table-cell>
              <table:table-cell office:value-type="string">
                <text:p>Decrypt-Subs</text:p>
              </table:table-cell>
            </table:table-row>
          </table:table-header-rows>
          <table:table-rows>
            <table:table-row>
              <table:table-cell office:value-type="string">
                <text:p>user</text:p>
                <draw:g>
                  <svg:desc>'Hello World'.A3:'Hello World'.A3</svg:desc>
                </draw:g>
              </table:table-cell>
              <table:table-cell office:value-type="float" office:value="0.184">
                <text:p>0.184</text:p>
                <draw:g>
                  <svg:desc>'Hello World'.B3:'Hello World'.E3</svg:desc>
                </draw:g>
              </table:table-cell>
              <table:table-cell office:value-type="float" office:value="0.196">
                <text:p>0.196</text:p>
              </table:table-cell>
              <table:table-cell office:value-type="float" office:value="0.348">
                <text:p>0.3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sys</text:p>
                <draw:g>
                  <svg:desc>'Hello World'.A4:'Hello World'.A4</svg:desc>
                </draw:g>
              </table:table-cell>
              <table:table-cell office:value-type="float" office:value="0.024">
                <text:p>0.024</text:p>
                <draw:g>
                  <svg:desc>'Hello World'.B4:'Hello World'.E4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T CPU</text:p>
                <draw:g>
                  <svg:desc>'Hello World'.A5:'Hello World'.A5</svg:desc>
                </draw:g>
              </table:table-cell>
              <table:table-cell office:value-type="float" office:value="0.208">
                <text:p>0.208</text:p>
                <draw:g>
                  <svg:desc>'Hello World'.B5:'Hello World'.E5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412">
                <text:p>0.412</text:p>
              </table:table-cell>
              <table:table-cell office:value-type="float" office:value="0.296">
                <text:p>0.2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99cm" svg:height="11.848cm" xlink:href=".." xlink:type="simple" chart:class="chart:bar" chart:style-name="ch1">
        <chart:legend chart:legend-position="end" svg:x="17.583cm" svg:y="5.376cm" style:legend-expansion="high" chart:style-name="ch2"/>
        <chart:plot-area chart:style-name="ch3" table:cell-range-address="Total.A1:Total.O1 Total.A3:Total.O4" chart:data-source-has-labels="both" svg:x="0.379cm" svg:y="0.236cm" svg:width="16.825cm" svg:height="11.376cm">
          <chartooo:coordinate-region svg:x="1.408cm" svg:y="0.435cm" svg:width="15.796cm" svg:height="8.924cm"/>
          <chart:axis chart:dimension="x" chart:name="primary-x" chart:style-name="ch4" chartooo:axis-type="auto">
            <chartooo:date-scale/>
            <chart:categories table:cell-range-address="Total.B1:Total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.B3:Total.O3" chart:label-cell-address="Total.A3:Total.A3" chart:class="chart:bar">
            <chart:data-point chart:repeated="14"/>
          </chart:series>
          <chart:series chart:style-name="ch8" chart:values-cell-range-address="Total.B4:Total.O4" chart:label-cell-address="Total.A4:Total.A4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-Plain_pub</text:p>
                <draw:g>
                  <svg:desc>Total.B1:Total.O1</svg:desc>
                </draw:g>
              </table:table-cell>
              <table:table-cell office:value-type="string">
                <text:p>T1-Plain_sub</text:p>
              </table:table-cell>
              <table:table-cell office:value-type="string">
                <text:p>T1-Encrypt_pub</text:p>
              </table:table-cell>
              <table:table-cell office:value-type="string">
                <text:p>T1-Decrypt_sub</text:p>
              </table:table-cell>
              <table:table-cell office:value-type="string">
                <text:p/>
              </table:table-cell>
              <table:table-cell office:value-type="string">
                <text:p>T2-Plain_pub</text:p>
              </table:table-cell>
              <table:table-cell office:value-type="string">
                <text:p>T2-Plain_sub</text:p>
              </table:table-cell>
              <table:table-cell office:value-type="string">
                <text:p>T2-Encrypt_pub</text:p>
              </table:table-cell>
              <table:table-cell office:value-type="string">
                <text:p>T2-Decrypt_sub</text:p>
              </table:table-cell>
              <table:table-cell office:value-type="string">
                <text:p/>
              </table:table-cell>
              <table:table-cell office:value-type="string">
                <text:p>T3-Plain_pub</text:p>
              </table:table-cell>
              <table:table-cell office:value-type="string">
                <text:p>T3-Plain_subs</text:p>
              </table:table-cell>
              <table:table-cell office:value-type="string">
                <text:p>T3-Encrypt_pub</text:p>
              </table:table-cell>
              <table:table-cell office:value-type="string">
                <text:p>T3-Decrypt_pub</text:p>
              </table:table-cell>
            </table:table-row>
          </table:table-header-rows>
          <table:table-rows>
            <table:table-row>
              <table:table-cell office:value-type="string">
                <text:p>user</text:p>
                <draw:g>
                  <svg:desc>Total.A3:Total.A3</svg:desc>
                </draw:g>
              </table:table-cell>
              <table:table-cell office:value-type="float" office:value="1.456">
                <text:p>1.456</text:p>
                <draw:g>
                  <svg:desc>Total.B3:Total.O3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24.5">
                <text:p>24.5</text:p>
              </table:table-cell>
              <table:table-cell office:value-type="float" office:value="20.636">
                <text:p>20.636</text:p>
              </table:table-cell>
              <table:table-cell office:value-type="float" office:value="NaN">
                <text:p>NaN</text:p>
              </table:table-cell>
              <table:table-cell office:value-type="float" office:value="2.308">
                <text:p>2.308</text:p>
              </table:table-cell>
              <table:table-cell office:value-type="float" office:value="0.904">
                <text:p>0.904</text:p>
              </table:table-cell>
              <table:table-cell office:value-type="float" office:value="35.384">
                <text:p>35.384</text:p>
              </table:table-cell>
              <table:table-cell office:value-type="float" office:value="30.74">
                <text:p>30.74</text:p>
              </table:table-cell>
              <table:table-cell office:value-type="float" office:value="NaN">
                <text:p>NaN</text:p>
              </table:table-cell>
              <table:table-cell office:value-type="float" office:value="4.552">
                <text:p>4.552</text:p>
              </table:table-cell>
              <table:table-cell office:value-type="float" office:value="0.676">
                <text:p>0.676</text:p>
              </table:table-cell>
              <table:table-cell office:value-type="float" office:value="39.156">
                <text:p>39.156</text:p>
              </table:table-cell>
              <table:table-cell office:value-type="float" office:value="33.712">
                <text:p>33.712</text:p>
              </table:table-cell>
            </table:table-row>
            <table:table-row>
              <table:table-cell office:value-type="string">
                <text:p>sys</text:p>
                <draw:g>
                  <svg:desc>Total.A4:Total.A4</svg:desc>
                </draw:g>
              </table:table-cell>
              <table:table-cell office:value-type="float" office:value="0.012">
                <text:p>0.012</text:p>
                <draw:g>
                  <svg:desc>Total.B4:Total.O4</svg:desc>
                </draw:g>
              </table:table-cell>
              <table:table-cell office:value-type="float" office:value="0.616">
                <text:p>0.616</text:p>
              </table:table-cell>
              <table:table-cell office:value-type="float" office:value="0.104">
                <text:p>0.104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0.352">
                <text:p>0.352</text:p>
              </table:table-cell>
              <table:table-cell office:value-type="float" office:value="0.388">
                <text:p>0.388</text:p>
              </table:table-cell>
              <table:table-cell office:value-type="float" office:value="0.184">
                <text:p>0.184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304">
                <text:p>0.304</text:p>
              </table:table-cell>
              <table:table-cell office:value-type="float" office:value="0.112">
                <text:p>0.112</text:p>
              </table:table-cell>
              <table:table-cell office:value-type="float" office:value="0.096">
                <text:p>0.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703cm" style:legend-expansion="high" chart:style-name="ch2"/>
        <chart:plot-area chart:style-name="ch3" table:cell-range-address="Total.A1:Total.O1 Total.A3:Total.O5" chart:data-source-has-labels="both" svg:x="0.32cm" svg:y="0.18cm" svg:width="11.959cm" svg:height="8.64cm">
          <chartooo:coordinate-region svg:x="1.526cm" svg:y="0.379cm" svg:width="10.753cm" svg:height="6.189cm"/>
          <chart:axis chart:dimension="x" chart:name="primary-x" chart:style-name="ch4" chartooo:axis-type="auto">
            <chartooo:date-scale/>
            <chart:categories table:cell-range-address="Total.B1:Total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.B3:Total.O3" chart:label-cell-address="Total.A3:Total.A3" chart:class="chart:bar">
            <chart:data-point chart:repeated="14"/>
          </chart:series>
          <chart:series chart:style-name="ch8" chart:values-cell-range-address="Total.B4:Total.O4" chart:label-cell-address="Total.A4:Total.A4" chart:class="chart:bar">
            <chart:data-point chart:repeated="14"/>
          </chart:series>
          <chart:series chart:style-name="ch9" chart:values-cell-range-address="Total.B5:Total.O5" chart:label-cell-address="Total.A5:Total.A5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-Plain_pub</text:p>
                <draw:g>
                  <svg:desc>Total.B1:Total.O1</svg:desc>
                </draw:g>
              </table:table-cell>
              <table:table-cell office:value-type="string">
                <text:p>T1-Plain_sub</text:p>
              </table:table-cell>
              <table:table-cell office:value-type="string">
                <text:p>T1-Encrypt_pub</text:p>
              </table:table-cell>
              <table:table-cell office:value-type="string">
                <text:p>T1-Decrypt_sub</text:p>
              </table:table-cell>
              <table:table-cell office:value-type="string">
                <text:p/>
              </table:table-cell>
              <table:table-cell office:value-type="string">
                <text:p>T2-Plain_pub</text:p>
              </table:table-cell>
              <table:table-cell office:value-type="string">
                <text:p>T2-Plain_sub</text:p>
              </table:table-cell>
              <table:table-cell office:value-type="string">
                <text:p>T2-Encrypt_pub</text:p>
              </table:table-cell>
              <table:table-cell office:value-type="string">
                <text:p>T2-Decrypt_sub</text:p>
              </table:table-cell>
              <table:table-cell office:value-type="string">
                <text:p/>
              </table:table-cell>
              <table:table-cell office:value-type="string">
                <text:p>T3-Plain_pub</text:p>
              </table:table-cell>
              <table:table-cell office:value-type="string">
                <text:p>T3-Plain_subs</text:p>
              </table:table-cell>
              <table:table-cell office:value-type="string">
                <text:p>T3-Encrypt_pub</text:p>
              </table:table-cell>
              <table:table-cell office:value-type="string">
                <text:p>T3-Decrypt_pub</text:p>
              </table:table-cell>
            </table:table-row>
          </table:table-header-rows>
          <table:table-rows>
            <table:table-row>
              <table:table-cell office:value-type="string">
                <text:p>user</text:p>
                <draw:g>
                  <svg:desc>Total.A3:Total.A3</svg:desc>
                </draw:g>
              </table:table-cell>
              <table:table-cell office:value-type="float" office:value="1.456">
                <text:p>1.456</text:p>
                <draw:g>
                  <svg:desc>Total.B3:Total.O3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24.5">
                <text:p>24.5</text:p>
              </table:table-cell>
              <table:table-cell office:value-type="float" office:value="20.636">
                <text:p>20.636</text:p>
              </table:table-cell>
              <table:table-cell office:value-type="float" office:value="NaN">
                <text:p>NaN</text:p>
              </table:table-cell>
              <table:table-cell office:value-type="float" office:value="2.308">
                <text:p>2.308</text:p>
              </table:table-cell>
              <table:table-cell office:value-type="float" office:value="0.904">
                <text:p>0.904</text:p>
              </table:table-cell>
              <table:table-cell office:value-type="float" office:value="35.384">
                <text:p>35.384</text:p>
              </table:table-cell>
              <table:table-cell office:value-type="float" office:value="30.74">
                <text:p>30.74</text:p>
              </table:table-cell>
              <table:table-cell office:value-type="float" office:value="NaN">
                <text:p>NaN</text:p>
              </table:table-cell>
              <table:table-cell office:value-type="float" office:value="4.552">
                <text:p>4.552</text:p>
              </table:table-cell>
              <table:table-cell office:value-type="float" office:value="0.676">
                <text:p>0.676</text:p>
              </table:table-cell>
              <table:table-cell office:value-type="float" office:value="39.156">
                <text:p>39.156</text:p>
              </table:table-cell>
              <table:table-cell office:value-type="float" office:value="33.712">
                <text:p>33.712</text:p>
              </table:table-cell>
            </table:table-row>
            <table:table-row>
              <table:table-cell office:value-type="string">
                <text:p>sys</text:p>
                <draw:g>
                  <svg:desc>Total.A4:Total.A4</svg:desc>
                </draw:g>
              </table:table-cell>
              <table:table-cell office:value-type="float" office:value="0.012">
                <text:p>0.012</text:p>
                <draw:g>
                  <svg:desc>Total.B4:Total.O4</svg:desc>
                </draw:g>
              </table:table-cell>
              <table:table-cell office:value-type="float" office:value="0.616">
                <text:p>0.616</text:p>
              </table:table-cell>
              <table:table-cell office:value-type="float" office:value="0.104">
                <text:p>0.104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0.352">
                <text:p>0.352</text:p>
              </table:table-cell>
              <table:table-cell office:value-type="float" office:value="0.388">
                <text:p>0.388</text:p>
              </table:table-cell>
              <table:table-cell office:value-type="float" office:value="0.184">
                <text:p>0.184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304">
                <text:p>0.304</text:p>
              </table:table-cell>
              <table:table-cell office:value-type="float" office:value="0.112">
                <text:p>0.11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Time (CPU Plain)</text:p>
                <draw:g>
                  <svg:desc>Total.A5:Total.A5</svg:desc>
                </draw:g>
              </table:table-cell>
              <table:table-cell office:value-type="float" office:value="1.468">
                <text:p>1.468</text:p>
                <draw:g>
                  <svg:desc>Total.B5:Total.O5</svg:desc>
                </draw:g>
              </table:table-cell>
              <table:table-cell office:value-type="float" office:value="1.736">
                <text:p>1.736</text:p>
              </table:table-cell>
              <table:table-cell office:value-type="float" office:value="24.604">
                <text:p>24.604</text:p>
              </table:table-cell>
              <table:table-cell office:value-type="float" office:value="20.724">
                <text:p>20.724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1.292">
                <text:p>1.292</text:p>
              </table:table-cell>
              <table:table-cell office:value-type="float" office:value="35.568">
                <text:p>35.568</text:p>
              </table:table-cell>
              <table:table-cell office:value-type="float" office:value="30.836">
                <text:p>30.836</text:p>
              </table:table-cell>
              <table:table-cell office:value-type="float" office:value="NaN">
                <text:p>NaN</text:p>
              </table:table-cell>
              <table:table-cell office:value-type="float" office:value="4.732">
                <text:p>4.732</text:p>
              </table:table-cell>
              <table:table-cell office:value-type="float" office:value="0.98">
                <text:p>0.98</text:p>
              </table:table-cell>
              <table:table-cell office:value-type="float" office:value="39.268">
                <text:p>39.268</text:p>
              </table:table-cell>
              <table:table-cell office:value-type="float" office:value="33.808">
                <text:p>33.8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3.952cm" style:legend-expansion="high" chart:style-name="ch2"/>
        <chart:plot-area chart:style-name="ch3" table:cell-range-address="'Hello World'.A1:'Hello World'.E2 'Hello World'.A5:'Hello World'.E5" chart:data-source-has-labels="both" svg:x="0.32cm" svg:y="0.18cm" svg:width="13.6cm" svg:height="8.64cm">
          <chartooo:coordinate-region svg:x="0.941cm" svg:y="0.379cm" svg:width="12.979cm" svg:height="7.794cm"/>
          <chart:axis chart:dimension="x" chart:name="primary-x" chart:style-name="ch4" chartooo:axis-type="auto">
            <chartooo:date-scale/>
            <chart:categories table:cell-range-address="'Hello World'.B1:'Hello World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ello World'.B2:'Hello World'.E2" chart:label-cell-address="'Hello World'.A2:'Hello World'.A2" chart:class="chart:bar">
            <chart:data-point chart:repeated="4"/>
          </chart:series>
          <chart:series chart:style-name="ch8" chart:values-cell-range-address="'Hello World'.B5:'Hello World'.E5" chart:label-cell-address="'Hello World'.A5:'Hello World'.A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-Pub</text:p>
                <draw:g>
                  <svg:desc>'Hello World'.B1:'Hello World'.E1</svg:desc>
                </draw:g>
              </table:table-cell>
              <table:table-cell office:value-type="string">
                <text:p>Plain-Subs</text:p>
              </table:table-cell>
              <table:table-cell office:value-type="string">
                <text:p>Encrypt-Pub</text:p>
              </table:table-cell>
              <table:table-cell office:value-type="string">
                <text:p>Decrypt-Subs</text:p>
              </table:table-cell>
            </table:table-row>
          </table:table-header-rows>
          <table:table-rows>
            <table:table-row>
              <table:table-cell office:value-type="string">
                <text:p>T real</text:p>
                <draw:g>
                  <svg:desc>'Hello World'.A2:'Hello World'.A2</svg:desc>
                </draw:g>
              </table:table-cell>
              <table:table-cell office:value-type="float" office:value="34.491">
                <text:p>34.491</text:p>
                <draw:g>
                  <svg:desc>'Hello World'.B2:'Hello World'.E2</svg:desc>
                </draw:g>
              </table:table-cell>
              <table:table-cell office:value-type="float" office:value="34.484">
                <text:p>34.484</text:p>
              </table:table-cell>
              <table:table-cell office:value-type="float" office:value="36.882">
                <text:p>36.882</text:p>
              </table:table-cell>
              <table:table-cell office:value-type="float" office:value="34.995">
                <text:p>34.995</text:p>
              </table:table-cell>
            </table:table-row>
            <table:table-row>
              <table:table-cell office:value-type="string">
                <text:p>T CPU</text:p>
                <draw:g>
                  <svg:desc>'Hello World'.A5:'Hello World'.A5</svg:desc>
                </draw:g>
              </table:table-cell>
              <table:table-cell office:value-type="float" office:value="0.208">
                <text:p>0.208</text:p>
                <draw:g>
                  <svg:desc>'Hello World'.B5:'Hello World'.E5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412">
                <text:p>0.412</text:p>
              </table:table-cell>
              <table:table-cell office:value-type="float" office:value="0.296">
                <text:p>0.2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33333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064cm" svg:y="0.445cm" style:legend-expansion="custom" chartooo:width="12.451cm" chartooo:height="0.53cm" style:legend-expansion-aspect-ratio="23.4924528301887" chart:style-name="ch2"/>
        <chart:plot-area chart:style-name="ch3" table:cell-range-address="Total.A1:Total.O2 Total.A5:Total.O5" chart:data-source-has-labels="both" svg:x="0.32cm" svg:y="0.18cm" svg:width="15.36cm" svg:height="8.64cm">
          <chartooo:coordinate-region svg:x="1.402cm" svg:y="0.379cm" svg:width="14.278cm" svg:height="6.189cm"/>
          <chart:axis chart:dimension="x" chart:name="primary-x" chart:style-name="ch4" chartooo:axis-type="auto">
            <chartooo:date-scale/>
            <chart:categories table:cell-range-address="Total.B1:Total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.B2:Total.O2" chart:label-cell-address="Total.A2:Total.A2" chart:class="chart:bar">
            <chart:data-point chart:repeated="2"/>
            <chart:data-point chart:style-name="ch8" chart:repeated="2"/>
            <chart:data-point chart:repeated="10"/>
          </chart:series>
          <chart:series chart:style-name="ch9" chart:values-cell-range-address="Total.B5:Total.O5" chart:label-cell-address="Total.A5:Total.A5" chart:class="chart:bar">
            <chart:data-point chart:repeated="2"/>
            <chart:data-point chart:style-name="ch10" chart:repeated="2"/>
            <chart:data-point chart:repeated="3"/>
            <chart:data-point chart:style-name="ch10" chart:repeated="2"/>
            <chart:data-point chart:repeated="3"/>
            <chart:data-point chart:style-name="ch10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-Plain_pub</text:p>
                <draw:g>
                  <svg:desc>Total.B1:Total.O1</svg:desc>
                </draw:g>
              </table:table-cell>
              <table:table-cell office:value-type="string">
                <text:p>T1-Plain_sub</text:p>
              </table:table-cell>
              <table:table-cell office:value-type="string">
                <text:p>T1-Encrypt_pub</text:p>
              </table:table-cell>
              <table:table-cell office:value-type="string">
                <text:p>T1-Decrypt_sub</text:p>
              </table:table-cell>
              <table:table-cell office:value-type="string">
                <text:p/>
              </table:table-cell>
              <table:table-cell office:value-type="string">
                <text:p>T2-Plain_pub</text:p>
              </table:table-cell>
              <table:table-cell office:value-type="string">
                <text:p>T2-Plain_sub</text:p>
              </table:table-cell>
              <table:table-cell office:value-type="string">
                <text:p>T2-Encrypt_pub</text:p>
              </table:table-cell>
              <table:table-cell office:value-type="string">
                <text:p>T2-Decrypt_sub</text:p>
              </table:table-cell>
              <table:table-cell office:value-type="string">
                <text:p/>
              </table:table-cell>
              <table:table-cell office:value-type="string">
                <text:p>T3-Plain_pub</text:p>
              </table:table-cell>
              <table:table-cell office:value-type="string">
                <text:p>T3-Plain_subs</text:p>
              </table:table-cell>
              <table:table-cell office:value-type="string">
                <text:p>T3-Encrypt_pub</text:p>
              </table:table-cell>
              <table:table-cell office:value-type="string">
                <text:p>T3-Decrypt_pub</text:p>
              </table:table-cell>
            </table:table-row>
          </table:table-header-rows>
          <table:table-rows>
            <table:table-row>
              <table:table-cell office:value-type="string">
                <text:p>Time (running)</text:p>
                <draw:g>
                  <svg:desc>Total.A2:Total.A2</svg:desc>
                </draw:g>
              </table:table-cell>
              <table:table-cell office:value-type="float" office:value="33.787">
                <text:p>33.787</text:p>
                <draw:g>
                  <svg:desc>Total.B2:Total.O2</svg:desc>
                </draw:g>
              </table:table-cell>
              <table:table-cell office:value-type="float" office:value="32.822">
                <text:p>32.822</text:p>
              </table:table-cell>
              <table:table-cell office:value-type="float" office:value="35.875">
                <text:p>35.875</text:p>
              </table:table-cell>
              <table:table-cell office:value-type="float" office:value="34.828">
                <text:p>34.828</text:p>
              </table:table-cell>
              <table:table-cell office:value-type="float" office:value="NaN">
                <text:p>NaN</text:p>
              </table:table-cell>
              <table:table-cell office:value-type="float" office:value="33.299">
                <text:p>33.299</text:p>
              </table:table-cell>
              <table:table-cell office:value-type="float" office:value="32.589">
                <text:p>32.589</text:p>
              </table:table-cell>
              <table:table-cell office:value-type="float" office:value="36.111">
                <text:p>36.111</text:p>
              </table:table-cell>
              <table:table-cell office:value-type="float" office:value="34.38">
                <text:p>34.38</text:p>
              </table:table-cell>
              <table:table-cell office:value-type="float" office:value="NaN">
                <text:p>NaN</text:p>
              </table:table-cell>
              <table:table-cell office:value-type="float" office:value="32.837">
                <text:p>32.837</text:p>
              </table:table-cell>
              <table:table-cell office:value-type="float" office:value="32.99">
                <text:p>32.99</text:p>
              </table:table-cell>
              <table:table-cell office:value-type="float" office:value="39.324">
                <text:p>39.324</text:p>
              </table:table-cell>
              <table:table-cell office:value-type="float" office:value="37.915">
                <text:p>37.915</text:p>
              </table:table-cell>
            </table:table-row>
            <table:table-row>
              <table:table-cell office:value-type="string">
                <text:p>Time (CPU Plain)</text:p>
                <draw:g>
                  <svg:desc>Total.A5:Total.A5</svg:desc>
                </draw:g>
              </table:table-cell>
              <table:table-cell office:value-type="float" office:value="1.468">
                <text:p>1.468</text:p>
                <draw:g>
                  <svg:desc>Total.B5:Total.O5</svg:desc>
                </draw:g>
              </table:table-cell>
              <table:table-cell office:value-type="float" office:value="1.736">
                <text:p>1.736</text:p>
              </table:table-cell>
              <table:table-cell office:value-type="float" office:value="24.604">
                <text:p>24.604</text:p>
              </table:table-cell>
              <table:table-cell office:value-type="float" office:value="20.724">
                <text:p>20.724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1.292">
                <text:p>1.292</text:p>
              </table:table-cell>
              <table:table-cell office:value-type="float" office:value="35.568">
                <text:p>35.568</text:p>
              </table:table-cell>
              <table:table-cell office:value-type="float" office:value="30.836">
                <text:p>30.836</text:p>
              </table:table-cell>
              <table:table-cell office:value-type="float" office:value="NaN">
                <text:p>NaN</text:p>
              </table:table-cell>
              <table:table-cell office:value-type="float" office:value="4.732">
                <text:p>4.732</text:p>
              </table:table-cell>
              <table:table-cell office:value-type="float" office:value="0.98">
                <text:p>0.98</text:p>
              </table:table-cell>
              <table:table-cell office:value-type="float" office:value="39.268">
                <text:p>39.268</text:p>
              </table:table-cell>
              <table:table-cell office:value-type="float" office:value="33.808">
                <text:p>33.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d320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76cm" svg:height="9.032cm" xlink:href=".." xlink:type="simple" chart:class="chart:bar" chart:style-name="ch1">
        <chart:legend chart:legend-position="top" svg:x="2.562cm" svg:y="0.185cm" style:legend-expansion="wide" chart:style-name="ch2"/>
        <chart:plot-area chart:style-name="ch3" table:cell-range-address="Total.A1:Total.O2 Total.A5:Total.O6" chart:data-source-has-labels="both" svg:x="-0.097cm" svg:y="0.959cm" svg:width="14.733cm" svg:height="7.884cm">
          <chartooo:coordinate-region svg:x="0.979cm" svg:y="1.158cm" svg:width="13.657cm" svg:height="5.433cm"/>
          <chart:axis chart:dimension="x" chart:name="primary-x" chart:style-name="ch4" chartooo:axis-type="auto">
            <chartooo:date-scale/>
            <chart:categories table:cell-range-address="Total.B1:Total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.B2:Total.O2" chart:label-cell-address="Total.A2:Total.A2" chart:class="chart:bar">
            <chart:data-point chart:repeated="14"/>
          </chart:series>
          <chart:series chart:style-name="ch8" chart:values-cell-range-address="Total.B5:Total.O5" chart:label-cell-address="Total.A5:Total.A5" chart:class="chart:bar">
            <chart:data-point chart:repeated="2"/>
            <chart:data-point chart:style-name="ch9" chart:repeated="2"/>
            <chart:data-point chart:repeated="3"/>
            <chart:data-point chart:style-name="ch9" chart:repeated="2"/>
            <chart:data-point chart:repeated="3"/>
            <chart:data-point chart:style-name="ch9" chart:repeated="2"/>
          </chart:series>
          <chart:series chart:style-name="ch10" chart:values-cell-range-address="Total.B6:Total.O6" chart:label-cell-address="Total.A6:Total.A6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-Plain_pub</text:p>
                <draw:g>
                  <svg:desc>Total.B1:Total.O1</svg:desc>
                </draw:g>
              </table:table-cell>
              <table:table-cell office:value-type="string">
                <text:p>T1-Plain_sub</text:p>
              </table:table-cell>
              <table:table-cell office:value-type="string">
                <text:p>T1-Encrypt_pub</text:p>
              </table:table-cell>
              <table:table-cell office:value-type="string">
                <text:p>T1-Decrypt_sub</text:p>
              </table:table-cell>
              <table:table-cell office:value-type="string">
                <text:p/>
              </table:table-cell>
              <table:table-cell office:value-type="string">
                <text:p>T2-Plain_pub</text:p>
              </table:table-cell>
              <table:table-cell office:value-type="string">
                <text:p>T2-Plain_sub</text:p>
              </table:table-cell>
              <table:table-cell office:value-type="string">
                <text:p>T2-Encrypt_pub</text:p>
              </table:table-cell>
              <table:table-cell office:value-type="string">
                <text:p>T2-Decrypt_sub</text:p>
              </table:table-cell>
              <table:table-cell office:value-type="string">
                <text:p/>
              </table:table-cell>
              <table:table-cell office:value-type="string">
                <text:p>T3-Plain_pub</text:p>
              </table:table-cell>
              <table:table-cell office:value-type="string">
                <text:p>T3-Plain_subs</text:p>
              </table:table-cell>
              <table:table-cell office:value-type="string">
                <text:p>T3-Encrypt_pub</text:p>
              </table:table-cell>
              <table:table-cell office:value-type="string">
                <text:p>T3-Decrypt_pub</text:p>
              </table:table-cell>
            </table:table-row>
          </table:table-header-rows>
          <table:table-rows>
            <table:table-row>
              <table:table-cell office:value-type="string">
                <text:p>Time (running)</text:p>
                <draw:g>
                  <svg:desc>Total.A2:Total.A2</svg:desc>
                </draw:g>
              </table:table-cell>
              <table:table-cell office:value-type="float" office:value="33.787">
                <text:p>33.787</text:p>
                <draw:g>
                  <svg:desc>Total.B2:Total.O2</svg:desc>
                </draw:g>
              </table:table-cell>
              <table:table-cell office:value-type="float" office:value="32.822">
                <text:p>32.822</text:p>
              </table:table-cell>
              <table:table-cell office:value-type="float" office:value="35.875">
                <text:p>35.875</text:p>
              </table:table-cell>
              <table:table-cell office:value-type="float" office:value="34.828">
                <text:p>34.828</text:p>
              </table:table-cell>
              <table:table-cell office:value-type="float" office:value="NaN">
                <text:p>NaN</text:p>
              </table:table-cell>
              <table:table-cell office:value-type="float" office:value="33.299">
                <text:p>33.299</text:p>
              </table:table-cell>
              <table:table-cell office:value-type="float" office:value="32.589">
                <text:p>32.589</text:p>
              </table:table-cell>
              <table:table-cell office:value-type="float" office:value="36.111">
                <text:p>36.111</text:p>
              </table:table-cell>
              <table:table-cell office:value-type="float" office:value="34.38">
                <text:p>34.38</text:p>
              </table:table-cell>
              <table:table-cell office:value-type="float" office:value="NaN">
                <text:p>NaN</text:p>
              </table:table-cell>
              <table:table-cell office:value-type="float" office:value="32.837">
                <text:p>32.837</text:p>
              </table:table-cell>
              <table:table-cell office:value-type="float" office:value="32.99">
                <text:p>32.99</text:p>
              </table:table-cell>
              <table:table-cell office:value-type="float" office:value="39.324">
                <text:p>39.324</text:p>
              </table:table-cell>
              <table:table-cell office:value-type="float" office:value="37.915">
                <text:p>37.915</text:p>
              </table:table-cell>
            </table:table-row>
            <table:table-row>
              <table:table-cell office:value-type="string">
                <text:p>Time (CPU Plain)</text:p>
                <draw:g>
                  <svg:desc>Total.A5:Total.A5</svg:desc>
                </draw:g>
              </table:table-cell>
              <table:table-cell office:value-type="float" office:value="1.468">
                <text:p>1.468</text:p>
                <draw:g>
                  <svg:desc>Total.B5:Total.O5</svg:desc>
                </draw:g>
              </table:table-cell>
              <table:table-cell office:value-type="float" office:value="1.736">
                <text:p>1.736</text:p>
              </table:table-cell>
              <table:table-cell office:value-type="float" office:value="24.604">
                <text:p>24.604</text:p>
              </table:table-cell>
              <table:table-cell office:value-type="float" office:value="20.724">
                <text:p>20.724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1.292">
                <text:p>1.292</text:p>
              </table:table-cell>
              <table:table-cell office:value-type="float" office:value="35.568">
                <text:p>35.568</text:p>
              </table:table-cell>
              <table:table-cell office:value-type="float" office:value="30.836">
                <text:p>30.836</text:p>
              </table:table-cell>
              <table:table-cell office:value-type="float" office:value="NaN">
                <text:p>NaN</text:p>
              </table:table-cell>
              <table:table-cell office:value-type="float" office:value="4.732">
                <text:p>4.732</text:p>
              </table:table-cell>
              <table:table-cell office:value-type="float" office:value="0.98">
                <text:p>0.98</text:p>
              </table:table-cell>
              <table:table-cell office:value-type="float" office:value="39.268">
                <text:p>39.268</text:p>
              </table:table-cell>
              <table:table-cell office:value-type="float" office:value="33.808">
                <text:p>33.808</text:p>
              </table:table-cell>
            </table:table-row>
            <table:table-row>
              <table:table-cell office:value-type="string">
                <text:p>Time (CPU Enc/Dec)</text:p>
                <draw:g>
                  <svg:desc>Total.A6:Total.A6</svg:desc>
                </draw:g>
              </table:table-cell>
              <table:table-cell office:value-type="float" office:value="NaN">
                <text:p>NaN</text:p>
                <draw:g>
                  <svg:desc>Total.B6:Total.O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